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2"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362aa" style:font-name-asian="Times1" style:font-size-asian="12pt" style:font-weight-asian="normal" style:font-name-complex="Times1" style:font-size-complex="12pt" style:font-weight-complex="normal"/>
    </style:style>
    <style:style style:name="P3"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4e555" style:font-name-asian="Times1" style:font-size-asian="12pt" style:font-weight-asian="normal" style:font-name-complex="Times1" style:font-size-complex="12pt" style:font-weight-complex="normal"/>
    </style:style>
    <style:style style:name="P4" style:family="paragraph" style:parent-style-name="Standard" style:list-style-name="WWNum1" style:master-page-name="Standard">
      <style:paragraph-properties fo:margin-top="0in" fo:margin-bottom="0.0693in" loext:contextual-spacing="true" fo:line-height="100%" fo:orphans="0" fo:widows="0" style:page-number="1"/>
      <style:text-properties style:font-name="Times" fo:font-size="12pt" fo:font-weight="bold" officeooo:paragraph-rsid="00225ae9" style:font-name-asian="Times1" style:font-size-asian="12pt" style:font-weight-asian="bold" style:font-name-complex="Times1" style:font-size-complex="12pt"/>
    </style:style>
    <style:style style:name="P5" style:family="paragraph" style:parent-style-name="Standard" style:list-style-name="WWNum1">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6" style:family="paragraph" style:parent-style-name="Standard" style:list-style-name="WWNum1">
      <style:paragraph-properties fo:margin-top="0in" fo:margin-bottom="0.0693in" loext:contextual-spacing="true" fo:line-height="100%" fo:orphans="0" fo:widows="0"/>
      <style:text-properties style:font-name="Times" fo:font-size="12pt" fo:font-weight="bold" officeooo:rsid="00201c90" officeooo:paragraph-rsid="00225ae9" style:font-name-asian="Times1" style:font-size-asian="12pt" style:font-weight-asian="bold" style:font-name-complex="Times1" style:font-size-complex="12pt"/>
    </style:style>
    <style:style style:name="P7" style:family="paragraph" style:parent-style-name="Standard">
      <style:paragraph-properties fo:margin-top="0in" fo:margin-bottom="0.0693in" loext:contextual-spacing="true" fo:line-height="100%" fo:orphans="0" fo:widows="0"/>
      <style:text-properties style:font-name="Times" fo:font-size="12pt" fo:font-weight="normal" officeooo:rsid="00225ae9" officeooo:paragraph-rsid="002e5289" style:font-name-asian="Times1" style:font-size-asian="12pt" style:font-weight-asian="normal" style:font-name-complex="Times1" style:font-size-complex="12pt" style:font-weight-complex="normal"/>
    </style:style>
    <style:style style:name="P8"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2e5289" style:font-name-asian="Times1" style:font-size-asian="12pt" style:font-weight-asian="normal" style:font-name-complex="Times1" style:font-size-complex="12pt" style:font-weight-complex="normal"/>
    </style:style>
    <style:style style:name="P9"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2f2ca3" style:font-name-asian="Times1" style:font-size-asian="12pt" style:font-weight-asian="normal" style:font-name-complex="Times1" style:font-size-complex="12pt" style:font-weight-complex="normal"/>
    </style:style>
    <style:style style:name="P10"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313d8b" style:font-name-asian="Times1" style:font-size-asian="12pt" style:font-weight-asian="normal" style:font-name-complex="Times1" style:font-size-complex="12pt" style:font-weight-complex="normal"/>
    </style:style>
    <style:style style:name="P11"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e5289" style:font-name-asian="Times1" style:font-size-asian="12pt" style:font-weight-asian="normal" style:font-name-complex="Times1" style:font-size-complex="12pt" style:font-weight-complex="normal"/>
    </style:style>
    <style:style style:name="P12" style:family="paragraph" style:parent-style-name="Standard">
      <style:paragraph-properties fo:margin-top="0in" fo:margin-bottom="0.0693in" loext:contextual-spacing="true" fo:line-height="100%" fo:orphans="0" fo:widows="0"/>
      <style:text-properties style:font-name="Times" fo:font-size="12pt" fo:font-weight="normal" officeooo:rsid="00313d8b" officeooo:paragraph-rsid="00313d8b" style:font-name-asian="Times1" style:font-size-asian="12pt" style:font-weight-asian="normal" style:font-name-complex="Times1" style:font-size-complex="12pt" style:font-weight-complex="normal"/>
    </style:style>
    <style:style style:name="P13" style:family="paragraph" style:parent-style-name="Standard">
      <style:paragraph-properties fo:margin-top="0in" fo:margin-bottom="0.0693in" loext:contextual-spacing="true" fo:line-height="100%" fo:orphans="0" fo:widows="0"/>
      <style:text-properties style:font-name="Times" fo:font-size="12pt" fo:font-weight="normal" officeooo:rsid="00324c26" officeooo:paragraph-rsid="00324c26" style:font-name-asian="Times1" style:font-size-asian="12pt" style:font-weight-asian="normal" style:font-name-complex="Times1" style:font-size-complex="12pt" style:font-weight-complex="normal"/>
    </style:style>
    <style:style style:name="P14" style:family="paragraph" style:parent-style-name="Standard">
      <style:paragraph-properties fo:margin-top="0in" fo:margin-bottom="0.0693in" loext:contextual-spacing="true" fo:line-height="100%" fo:orphans="0" fo:widows="0" fo:padding-left="0in" fo:padding-right="0in" fo:padding-top="0in" fo:padding-bottom="0.0291in" fo:border-left="none" fo:border-right="none" fo:border-top="none" fo:border-bottom="0.06pt solid #000000" style:join-border="false"/>
      <style:text-properties style:font-name="Times" fo:font-size="12pt" fo:font-weight="normal" officeooo:rsid="002362aa" officeooo:paragraph-rsid="00225ae9" style:font-name-asian="Times1" style:font-size-asian="12pt" style:font-weight-asian="normal" style:font-name-complex="Times1" style:font-size-complex="12pt" style:font-weight-complex="normal"/>
    </style:style>
    <style:style style:name="T1" style:family="text">
      <style:text-properties officeooo:rsid="00240cf6"/>
    </style:style>
    <style:style style:name="T2" style:family="text">
      <style:text-properties officeooo:rsid="0024e555"/>
    </style:style>
    <style:style style:name="T3" style:family="text">
      <style:text-properties officeooo:rsid="00274836"/>
    </style:style>
    <style:style style:name="T4" style:family="text">
      <style:text-properties officeooo:rsid="002aa26d"/>
    </style:style>
    <style:style style:name="T5" style:family="text">
      <style:text-properties officeooo:rsid="00225ae9"/>
    </style:style>
    <style:style style:name="T6" style:family="text">
      <style:text-properties officeooo:rsid="002e5289"/>
    </style:style>
    <style:style style:name="T7" style:family="text">
      <style:text-properties officeooo:rsid="002f2ca3"/>
    </style:style>
    <style:style style:name="T8" style:family="text">
      <style:text-properties officeooo:rsid="00313d8b"/>
    </style:style>
    <style:style style:name="T9" style:family="text">
      <style:text-properties officeooo:rsid="0031fd09"/>
    </style:style>
    <style:style style:name="T10" style:family="text">
      <style:text-properties officeooo:rsid="00343b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16084772" text:style-name="WWNum1">
        <text:list-item>
          <text:p text:style-name="P4">Constructing Hand UI Model</text:p>
          <text:list>
            <text:list-item>
              <text:p text:style-name="P5">Basic 3D Modelling</text:p>
            </text:list-item>
            <text:list-item>
              <text:p text:style-name="P5">Set Location Method</text:p>
            </text:list-item>
            <text:list-item>
              <text:p text:style-name="P6">Concurrency</text:p>
            </text:list-item>
          </text:list>
        </text:list-item>
      </text:list>
      <text:p text:style-name="P1"/>
      <text:p text:style-name="P14"/>
      <text:p text:style-name="P2"/>
      <text:p text:style-name="P11"><text:tab/>The Leap Motion Java API’s Hand class contains <text:span text:style-name="T1">all the possible functions one might need to use when gaining more information about the heirarchical structure of this Java object. For example, given a Hand class object “hand”, we can access the fingers objects for this hand via “hand.fingers()”. </text:span><text:s/><text:span text:style-name="T2">Each Finger object contains four Bone objects which are indexed from 0-3. </text:span>The Bone class does contain an Enum Type that allows one to easily access them via their anatomical name<text:span text:style-name="T2">s (distal, intermediate, proximal, metacarpal) </text:span>rather than just using a <text:span text:style-name="T2">numerical index</text:span>. <text:span text:style-name="T3">In abstract terms, the Bone object is a vector of sorts and the ends of this bone vector represent the joints at which the bone attaches to its neigboring bones. These “joints” can be accessed via the prevJoint() and nextJoint() methods which respectively return a vector position of the Bone closer to the wrist and of the Bone object endpoint closer to the tip of the finger. </text:span>The figure below shows the bones and joints of the hand for which the Leap Motion sensor records data. </text:p>
      <text:p text:style-name="P7"/>
      <text:p text:style-name="P11">[handBones figure]</text:p>
      <text:p text:style-name="P11"/>
      <text:p text:style-name="P11"><text:span text:style-name="T3">A Hand object is only valid if it is detected by the Leap Motion device to be a physical object; if a Hand object is created via code using the Hand() contructor, that hand is considered “invalid” and will return true when the hand.invalid() method is called it. The information contained within a valid Hand object read in from the device is Read Only and can not be changed or updated. </text:span></text:p>
      <text:p text:style-name="P3"/>
      <text:p text:style-name="P10"><text:span text:style-name="T5"><text:tab/>The Leap Motion device records numerical data about the hand and finger positions. </text:span>Using the <text:span text:style-name="T6">Hand class provided by the Leap Motion Java API and described above in the previous paragraph</text:span>, a graphical model <text:span text:style-name="T6">was constructed. For this GUI construction, a graphical representation of the hand was built using basic 3D geometric classes provided by the JavaFx framework. The bones of the hand model were represented by the Cylinder class and the joints were represented by the Sphere Javafx class. </text:span>This <text:span text:style-name="T7">Hand </text:span>model is contained inside the UIHand_Simple Java class. <text:span text:style-name="T7">This class extends a base abstract UIHand class which itself inherits from the Javafx class called Group. Group is a type of Node in Javafx that contains an ObservableList of children Nodes that will be added to the Javafx Scene Graph in the order that they are added to the Group. An important point to note is that any transform, effect or property change applied to a Group will also be applied to all the children of that group. The figure below shows an example of how a Group Node can can contain multiple children nodes. </text:span></text:p>
      <text:p text:style-name="P10"/>
      <text:p text:style-name="P10"><text:span text:style-name="T8">[javafx_group_node]<text:tab/></text:span></text:p>
      <text:p text:style-name="P10"/>
      <text:p text:style-name="P12">The UIHand_Simple class stores all the fingers bones in two demensional array of Cylinder objects and all the respective joints in a different two demensional array of Spheres. These arrays are of demensions 5x3 to account for the five fingers and the three types of primary finger bones: distal, intermediate and proximal. <text:span text:style-name="T9">In addition to these arrays, there is an array containing the four metacarpal bones of the hand; the thumb does not have a corresponding metacarpal bone like the other fingers. The also contains two more cylinders and a sphere to construct the palm section of the hand. </text:span></text:p>
      <text:p text:style-name="P9"/>
      <text:p text:style-name="P9"/>
      <text:p text:style-name="P13">PhongMaterial, figure from code.</text:p>
      <text:p text:style-name="P9"/>
      <text:p text:style-name="P9"><text:span text:style-name="T7"><text:s/>(what is group. What is javafx node model). --done</text:span></text:p>
      <text:p text:style-name="P8"/>
      <text:p text:style-name="P8"/>
      <text:p text:style-name="P8"><text:soft-page-break/><text:s/><text:span text:style-name="T4">[explain about uihand-simple. What does it do? How does it do it.]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dc:date>2017-08-11T23:18:45.598000000</dc:date>
    <meta:editing-duration>PT3H16M23S</meta:editing-duration>
    <meta:editing-cycles>21</meta:editing-cycles>
    <meta:document-statistic meta:table-count="0" meta:image-count="0" meta:object-count="0" meta:page-count="2" meta:paragraph-count="13" meta:word-count="576" meta:character-count="3388" meta:non-whitespace-character-count="2819"/>
  </office:meta>
</office:document-meta>
</file>